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24-06-17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21-05-0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20-12-09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20-09-08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9-07-09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7-04-24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6-08-1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6-03-23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5-05-14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5-05-1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4-06-04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4-04-23 0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3-10-24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3-09-19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3-08-1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3-05-0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3-03-15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2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2-05-22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1-05-3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1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09-08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09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0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07-07-0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0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02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52088244001</text:p>
          </table:table-cell>
          <table:table-cell office:value-type="string" calcext:value-type="string">
            <text:p>2000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